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 style:master-page-name="Standard">
      <style:paragraph-properties style:writing-mode="lr-tb"/>
    </style:style>
    <style:style style:name="P2" style:family="paragraph" style:parent-style-name="Standard">
      <style:paragraph-properties style:writing-mode="lr-tb">
        <style:tab-stops/>
      </style:paragraph-properties>
    </style:style>
    <style:style style:name="P3" style:family="paragraph" style:parent-style-name="heading_20_2">
      <style:paragraph-properties style:writing-mode="lr-tb"/>
    </style:style>
    <style:style style:name="P4" style:family="paragraph" style:parent-style-name="Standard">
      <style:paragraph-properties style:writing-mode="lr-tb"/>
    </style:style>
    <style:style style:name="P5" style:family="paragraph" style:parent-style-name="Standard" style:list-style-name="RTF_5f_Num_20_2">
      <style:paragraph-properties fo:margin-left="0cm" fo:margin-right="0cm" fo:text-indent="0cm" style:auto-text-indent="false" style:writing-mode="lr-tb">
        <style:tab-stops/>
      </style:paragraph-properties>
    </style:style>
    <style:style style:name="P6" style:family="paragraph" style:parent-style-name="Standard" style:list-style-name="RTF_5f_Num_20_4">
      <style:paragraph-properties fo:margin-left="0cm" fo:margin-right="0cm" fo:text-indent="0cm" style:auto-text-indent="false" style:writing-mode="lr-tb">
        <style:tab-stops/>
      </style:paragraph-properties>
    </style:style>
    <style:style style:name="P7" style:family="paragraph" style:parent-style-name="Standard" style:list-style-name="RTF_5f_Num_20_5">
      <style:paragraph-properties fo:margin-left="1.27cm" fo:margin-right="0cm" fo:text-indent="0cm" style:auto-text-indent="false" style:writing-mode="lr-tb">
        <style:tab-stops/>
      </style:paragraph-properties>
    </style:style>
    <style:style style:name="P8" style:family="paragraph" style:parent-style-name="Standard" style:list-style-name="RTF_5f_Num_20_5">
      <style:paragraph-properties fo:margin-left="0cm" fo:margin-right="0cm" fo:text-indent="0cm" style:auto-text-indent="false" style:writing-mode="lr-tb">
        <style:tab-stops/>
      </style:paragraph-properties>
    </style:style>
    <style:style style:name="P9" style:family="paragraph" style:parent-style-name="Standard" style:list-style-name="RTF_5f_Num_20_3">
      <style:paragraph-properties fo:margin-left="0cm" fo:margin-right="0cm" fo:text-indent="0cm" style:auto-text-indent="false" style:writing-mode="lr-tb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Erlide overview</text:h>
      <text:p text:style-name="P2">The Erlide project contributes a set of plug-ins that adds the capabilities of a full-featured Erlang IDE to the Eclipse platform. The Erlide plugins provide APIs so that they can themselves be further extended by other tool builders. The Erlide plugins are categorized into:</text:p>
      <text:h text:style-name="P3" text:outline-level="2">Erlide Core</text:h>
      <text:p text:style-name="P4">Erlide Core defines the non-UI infrastructure. It includes:</text:p>
      <text:list text:style-name="RTF_5f_Num_20_2">
        <text:list-item>
          <text:p text:style-name="P5">An incremental Erlang builder </text:p>
        </text:list-item>
        <text:list-item>
          <text:p text:style-name="P5">An Erlang Model that provides API for navigating the Erlang element tree. The Erlang element tree defines a Erlang centric view of a project. It surfaces elements like packages, modules, attribute, functions, function clauses. </text:p>
        </text:list-item>
        <text:list-item>
          <text:p text:style-name="P5">A Java Document Model providing API for manipulating a structured Java source document.</text:p>
        </text:list-item>
        <text:list-item>
          <text:p text:style-name="P5">Code assist and code select support </text:p>
        </text:list-item>
        <text:list-item>
          <text:p text:style-name="P5">An indexed based search infrastructure that is used for searching, code assist, type hierarchy computation, and refactoring. </text:p>
        </text:list-item>
        <text:list-item>
          <text:p text:style-name="P5">Evaluation support </text:p>
        </text:list-item>
        <text:list-item>
          <text:p text:style-name="P5">Source code formatter</text:p>
        </text:list-item>
      </text:list>
      <text:p text:style-name="P4">The Erlide Core infrastructure has no built-in ERTS version dependencies. (?)</text:p>
      <text:p text:style-name="P4"/>
      <text:h text:style-name="P3" text:outline-level="2">Erlide UI</text:h>
      <text:p text:style-name="P4">Erlide UI implements Erlang-specific workbench contributions:</text:p>
      <text:list text:style-name="RTF_5f_Num_20_4">
        <text:list-item>
          <text:p text:style-name="P6">Packages View </text:p>
        </text:list-item>
        <text:list-item>
          <text:p text:style-name="P6">Erlang Outline View </text:p>
        </text:list-item>
        <text:list-item>
          <text:p text:style-name="P6">Wizards for creating Erlang elements </text:p>
        </text:list-item>
        <text:list-item>
          <text:p text:style-name="P6">Erlang Editor with the following features:</text:p>
        </text:list-item>
      </text:list>
      <text:list text:style-name="RTF_5f_Num_20_5">
        <text:list-item>
          <text:p text:style-name="P7">Keyword and syntax coloring </text:p>
        </text:list-item>
        <text:list-item>
          <text:p text:style-name="P7">Context specific (Erlang, Edoc) code assist and code select </text:p>
        </text:list-item>
        <text:list-item>
          <text:p text:style-name="P7">Function level edit </text:p>
        </text:list-item>
        <text:list-item>
          <text:p text:style-name="P7">Margin annotations for problems, break points, or search matches </text:p>
        </text:list-item>
        <text:list-item>
          <text:p text:style-name="P7">Outliner updating as editing takes place </text:p>
        </text:list-item>
        <text:list-item>
          <text:p text:style-name="P7">API help shows Edoc specification for selected Erlang element in a pop-up window </text:p>
        </text:list-item>
        <text:list-item>
          <text:p text:style-name="P7">Import assistance automatically creates and organizes import declarations </text:p>
        </text:list-item>
        <text:list-item>
          <text:p text:style-name="P7">Code formatting </text:p>
        </text:list-item>
        <text:list-item>
          <text:p text:style-name="P8">The Erlide UI <text:span text:style-name="T1">provides refactoring support</text:span> like: Extract Method or Safe Rename for Erlang elements that also updates references. Users can preview (and veto) individual changes stemming from a refactoring operation.</text:p>
        </text:list-item>
        <text:list-item>
          <text:p text:style-name="P8">Erlide searching support implements precise searches like find declarations of and/or references to packages, modules, and functions, scoped to the workspace, a working set, or the current selection.</text:p>
        </text:list-item>
        <text:list-item>
          <text:p text:style-name="P8">Erlide compare support implements a structured compare of Erlang compilation units showing the changes to individual Erlang methods. It supports to replace individual Erlang elements with version of element in the local history.</text:p>
        </text:list-item>
      </text:list>
      <text:p text:style-name="P4"/>
      <text:h text:style-name="P3" text:outline-level="2">Erlide Debug</text:h>
      <text:p text:style-name="P4">Erlide Debug implements Erlang debugging support. It is implemented on top of the language independent "debug model" provided by the platform debugger. </text:p>
      <text:p text:style-name="P4">Erlide debug provides the following debugging features:</text:p>
      <text:list text:style-name="RTF_5f_Num_20_3">
        <text:list-item>
          <text:p text:style-name="P9">Launching of a Erlang node in either run or debug mode </text:p>
        </text:list-item>
        <text:list-item>
          <text:p text:style-name="P9">Attaching to a running Erlang VM </text:p>
        </text:list-item>
        <text:list-item>
          <text:p text:style-name="P9">Expression evaluation in the context of a stack frame </text:p>
        </text:list-item>
        <text:list-item>
          <text:p text:style-name="P9">Scrapbook pages for interactive Erlang code snippet evaluation </text:p>
        </text:list-item>
        <text:list-item>
          <text:p text:style-name="P9">Dynamic class reloading where supported by Erlang virtual machine 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start" style:justify-single-word="false" fo:text-indent="0cm" style:auto-text-indent="false" style:text-autospace="ideograph-alpha" style:vertical-align="auto"/>
      <style:text-properties style:font-name="Times New Roman" fo:font-size="12pt" fo:language="en" fo:country="US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" style:font-name-asian="Symbol" style:font-name-complex="Symbol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" style:font-name-asian="Symbol" style:font-name-complex="Symbol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RTF_5f_Num_20_3_20_1" style:display-name="RTF_Num 3 1" style:family="text">
      <style:text-properties style:font-name="Symbol" style:font-name-asian="Symbol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RTF_5f_Num_20_4_20_1" style:display-name="RTF_Num 4 1" style:family="text">
      <style:text-properties style:font-name="Symbol" style:font-name-asian="Symbol" style:font-name-complex="Symbol"/>
    </style:style>
    <style:style style:name="RTF_5f_Num_20_4_20_2" style:display-name="RTF_Num 4 2" style:family="text">
      <style:text-properties style:font-name="Courier New" style:font-name-asian="Courier New" style:font-name-complex="Courier New"/>
    </style:style>
    <style:style style:name="RTF_5f_Num_20_4_20_3" style:display-name="RTF_Num 4 3" style:family="text">
      <style:text-properties style:font-name="Wingdings" style:font-name-asian="Wingdings" style:font-name-complex="Wingdings"/>
    </style:style>
    <style:style style:name="RTF_5f_Num_20_4_20_4" style:display-name="RTF_Num 4 4" style:family="text">
      <style:text-properties style:font-name="Symbol" style:font-name-asian="Symbol" style:font-name-complex="Symbol"/>
    </style:style>
    <style:style style:name="RTF_5f_Num_20_4_20_5" style:display-name="RTF_Num 4 5" style:family="text">
      <style:text-properties style:font-name="Courier New" style:font-name-asian="Courier New" style:font-name-complex="Courier New"/>
    </style:style>
    <style:style style:name="RTF_5f_Num_20_4_20_6" style:display-name="RTF_Num 4 6" style:family="text">
      <style:text-properties style:font-name="Wingdings" style:font-name-asian="Wingdings" style:font-name-complex="Wingdings"/>
    </style:style>
    <style:style style:name="RTF_5f_Num_20_4_20_7" style:display-name="RTF_Num 4 7" style:family="text">
      <style:text-properties style:font-name="Symbol" style:font-name-asian="Symbol" style:font-name-complex="Symbol"/>
    </style:style>
    <style:style style:name="RTF_5f_Num_20_4_20_8" style:display-name="RTF_Num 4 8" style:family="text">
      <style:text-properties style:font-name="Courier New" style:font-name-asian="Courier New" style:font-name-complex="Courier New"/>
    </style:style>
    <style:style style:name="RTF_5f_Num_20_4_20_9" style:display-name="RTF_Num 4 9" style:family="text">
      <style:text-properties style:font-name="Wingdings" style:font-name-asian="Wingdings" style:font-name-complex="Wingdings"/>
    </style:style>
    <style:style style:name="RTF_5f_Num_20_5_20_1" style:display-name="RTF_Num 5 1" style:family="text">
      <style:text-properties style:font-name="Symbol" style:font-name-asian="Symbol" style:font-name-complex="Symbol"/>
    </style:style>
    <style:style style:name="RTF_5f_Num_20_5_20_2" style:display-name="RTF_Num 5 2" style:family="text">
      <style:text-properties style:font-name="Courier New" style:font-name-asian="Courier New" style:font-name-complex="Courier New"/>
    </style:style>
    <style:style style:name="RTF_5f_Num_20_5_20_3" style:display-name="RTF_Num 5 3" style:family="text">
      <style:text-properties style:font-name="Wingdings" style:font-name-asian="Wingdings" style:font-name-complex="Wingdings"/>
    </style:style>
    <style:style style:name="RTF_5f_Num_20_5_20_4" style:display-name="RTF_Num 5 4" style:family="text">
      <style:text-properties style:font-name="Symbol" style:font-name-asian="Symbol" style:font-name-complex="Symbol"/>
    </style:style>
    <style:style style:name="RTF_5f_Num_20_5_20_5" style:display-name="RTF_Num 5 5" style:family="text">
      <style:text-properties style:font-name="Courier New" style:font-name-asian="Courier New" style:font-name-complex="Courier New"/>
    </style:style>
    <style:style style:name="RTF_5f_Num_20_5_20_6" style:display-name="RTF_Num 5 6" style:family="text">
      <style:text-properties style:font-name="Wingdings" style:font-name-asian="Wingdings" style:font-name-complex="Wingdings"/>
    </style:style>
    <style:style style:name="RTF_5f_Num_20_5_20_7" style:display-name="RTF_Num 5 7" style:family="text">
      <style:text-properties style:font-name="Symbol" style:font-name-asian="Symbol" style:font-name-complex="Symbol"/>
    </style:style>
    <style:style style:name="RTF_5f_Num_20_5_20_8" style:display-name="RTF_Num 5 8" style:family="text">
      <style:text-properties style:font-name="Courier New" style:font-name-asian="Courier New" style:font-name-complex="Courier New"/>
    </style:style>
    <style:style style:name="RTF_5f_Num_20_5_20_9" style:display-name="RTF_Num 5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bullet text:level="1" text:style-name="RTF_5f_Num_20_2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2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3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3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3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4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4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4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4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4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4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4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4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bullet text:level="1" text:style-name="RTF_5f_Num_20_5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5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5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5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5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5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5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5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5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5-11-25T15:28:14</meta:creation-date>
    <dc:date>2005-12-05T22:45:10</dc:date>
    <dc:language>en-US</dc:language>
    <meta:editing-cycles>4</meta:editing-cycles>
    <meta:editing-duration>PT2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7" meta:word-count="396" meta:character-count="2682"/>
  </office:meta>
</office:document-meta>
</file>